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6ebd7" officeooo:paragraph-rsid="0016ebd7"/>
    </style:style>
    <style:style style:name="P2" style:family="paragraph" style:parent-style-name="Standard">
      <style:text-properties officeooo:rsid="001b87f4" officeooo:paragraph-rsid="001b87f4"/>
    </style:style>
    <style:style style:name="P3" style:family="paragraph" style:parent-style-name="Standard">
      <style:text-properties officeooo:rsid="001beb82" officeooo:paragraph-rsid="001beb82"/>
    </style:style>
    <style:style style:name="T1" style:family="text">
      <style:text-properties officeooo:rsid="0018c263"/>
    </style:style>
    <style:style style:name="T2" style:family="text">
      <style:text-properties officeooo:rsid="001ee06a"/>
    </style:style>
    <style:style style:name="T3" style:family="text">
      <style:text-properties officeooo:rsid="00204d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progression du projet a été retardée à <text:span text:style-name="T1">cause de choix de conception inadaptés. Le développement avait commencé mais a été abandonné quand on s’en est rendu compte. Il est alors apparu nécessaire de se rendre dans une bibliothèque pour mieux évaluer ce qu’il est possible de faire et pouvoir discuter avec les bibliothécaires de leurs habitudes de catalogage. Dès lors que ce recueil de besoins a eu lieu, j’ai pu déterminer des cas d’utilisation spécifiques, divers scénarios et établir le cahier des charges fonctionnel (à retrouver en annexes). </text:span></text:p>
      <text:p text:style-name="P1"/>
      <text:p text:style-name="P3">Justifier choix</text:p>
      <text:p text:style-name="P2">librairie de manipulation svg : SVG.js plus légère <text:span text:style-name="T3">que snap.svg</text:span></text:p>
      <text:p text:style-name="P2">intégration vue.js →<text:span text:style-name="T2"> pour moderniser, et plus léger que react ou angul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3:28:51.760501073</meta:creation-date>
    <dc:date>2019-04-08T14:30:46.258053276</dc:date>
    <meta:editing-duration>PT17M9S</meta:editing-duration>
    <meta:editing-cycles>7</meta:editing-cycles>
    <meta:generator>LibreOffice/6.1.5.2$Linux_X86_64 LibreOffice_project/10$Build-2</meta:generator>
    <meta:document-statistic meta:table-count="0" meta:image-count="0" meta:object-count="0" meta:page-count="1" meta:paragraph-count="4" meta:word-count="113" meta:character-count="700" meta:non-whitespace-character-count="590"/>
  </office:meta>
</office:document-meta>
</file>